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</text:p>
      <text:p text:style-name="Standard"/>
      <text:p text:style-name="Standard"/>
      <text:list xml:id="list6015716251" text:style-name="L1">
        <text:list-item>
          <text:p text:style-name="P2">Desmontar ventilador, disipador y micro de la placa base siguiendo las recomendaciones de manipulación del microprocesador.</text:p>
        </text:list-item>
      </text:list>
      <text:p text:style-name="Standard"/>
      <text:list xml:id="list1553443123" text:continue-numbering="true" text:style-name="L1">
        <text:list-item>
          <text:p text:style-name="P5">Identificar el procesador según los códigos que tenga impresos e interpretar todos los caracteres. Buscar en Internet sus características técnicas:</text:p>
        </text:list-item>
      </text:list>
      <text:p text:style-name="Standard"/>
      <text:list xml:id="list1303780919" text:style-name="L2">
        <text:list-item>
          <text:list>
            <text:list-item>
              <text:p text:style-name="P3">Marca y modelo.</text:p>
            </text:list-item>
            <text:list-item>
              <text:p text:style-name="P3">Número de núcleos.</text:p>
            </text:list-item>
            <text:list-item>
              <text:p text:style-name="P3">Velocidad interna.</text:p>
            </text:list-item>
            <text:list-item>
              <text:p text:style-name="P3">Velocidad externa.</text:p>
            </text:list-item>
            <text:list-item>
              <text:p text:style-name="P3">Voltaje.</text:p>
            </text:list-item>
            <text:list-item>
              <text:p text:style-name="P3">Si admite overclocking.</text:p>
            </text:list-item>
            <text:list-item>
              <text:p text:style-name="P3">Memoria caché de niveles L1, L2 y L3.</text:p>
            </text:list-item>
            <text:list-item>
              <text:p text:style-name="P3">Año de fabricación.</text:p>
            </text:list-item>
            <text:list-item>
              <text:p text:style-name="P3">Tipo de conexión: PGA, BGA o LGA.</text:p>
            </text:list-item>
            <text:list-item>
              <text:p text:style-name="P3">Otras.</text:p>
            </text:list-item>
          </text:list>
        </text:list-item>
      </text:list>
      <text:p text:style-name="Standard"/>
      <text:list xml:id="list1661604210" text:continue-list="list1553443123" text:style-name="L1">
        <text:list-item>
          <text:p text:style-name="P5">Comprobar en diferentes sistemas operativos la información que muestran acerca del procesador instalado.</text:p>
        </text:list-item>
      </text:list>
      <text:p text:style-name="Standard"/>
      <text:list xml:id="list1933720181" text:continue-numbering="true" text:style-name="L1">
        <text:list-item>
          <text:p text:style-name="P5">Hacer uso de algún programa que permita identificar el modelo de procesador del ordenador.</text:p>
        </text:list-item>
      </text:list>
      <text:p text:style-name="P4"/>
      <text:list xml:id="list1515111802" text:continue-numbering="true" text:style-name="L1">
        <text:list-item>
          <text:p text:style-name="P5">Añadir en el trabajo correspondiente a microprocesadores un apartado con los resultados obtenidos en esta práctic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5T21:15:18</meta:creation-date>
    <dc:date>2014-03-06T10:29:22</dc:date>
    <dc:creator>santiago </dc:creator>
    <meta:editing-duration>PT3H3M25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28" meta:character-count="802" meta:non-whitespace-character-count="705"/>
  </office:meta>
</office:document-meta>
</file>